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left="1.251cm" fo:margin-right="0cm" fo:text-indent="0cm" style:auto-text-indent="false"/>
    </style:style>
    <style:style style:name="P4" style:family="paragraph" style:parent-style-name="Preformatted_20_Text">
      <style:paragraph-properties fo:margin-top="0cm" fo:margin-bottom="0.499cm"/>
    </style:style>
    <style:style style:name="P5" style:family="paragraph" style:parent-style-name="Heading_20_2">
      <style:paragraph-properties fo:margin-top="0.423cm" fo:margin-bottom="0.212cm" fo:keep-with-next="always"/>
      <style:text-properties style:font-name="Liberation Sans" fo:font-weight="bold" fo:background-color="transparent" style:font-name-asian="WenQuanYi Micro Hei" style:font-weight-asian="bold" style:font-name-complex="Lohit Hindi" style:font-weight-complex="bold"/>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ffff00"/>
    </style:style>
    <style:style style:name="T5"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bjetivo del documento</text:h>
      <text:p text:style-name="Text_20_body">Este documento tiene como objetivo definir las responsabilidades y compromisos por parte de las personas responsables del Sistema Gestión Integrada de Recursos Organizativos (GIRO en adelante) <text:s/>y de XXXXXXXXXXXXXXXXX (“Sistema a Integrar” en adelante) que se integrarán para interoperar.</text:p>
      <text:p text:style-name="Text_20_body">Para ello se identificarán los servicios ofrecidos por GIRO que el Sistema a Integrar consumirá y viceversa.</text:p>
      <text:p text:style-name="Text_20_body">Asimismo se identificarán los requisitos que deberán cumplirse por el Sistema a Integrar para su acceso a la Infraestructura de Interoperabilidad de GIRO.</text:p>
      <text:h text:style-name="Heading_20_1" text:outline-level="1">Alcance</text:h>
      <text:p text:style-name="Text_20_body">En el presente documento se plasmarán los servicios de integración entre GIRO y el Sistema a Integrar:</text:p>
      <text:list xml:id="list1144991787" text:style-name="L1">
        <text:list-item>
          <text:p text:style-name="P1">Servicios publicados por GIRO y consumidos por el Sistema a Integrar:</text:p>
          <text:list>
            <text:list-item>
              <text:p text:style-name="P1">Servicios web: Se recogen los distintos servicios web, de entre los disponibles en el Catálogo de Servicios web de GIRO, que consumirá el Sistema a Integrar.</text:p>
            </text:list-item>
            <text:list-item>
              <text:p text:style-name="P1">Descargas de información: Se recogen las descargas de información, de entre las ofrecidas por GIRO, que serán generadas y puesta a disposición del Sistema a Integrar. Para cada una de estas descargas se especificará además la planificación con la que se generarán.</text:p>
            </text:list-item>
          </text:list>
        </text:list-item>
        <text:list-item>
          <text:p text:style-name="P1">Servicios publicados por el Sistema a Integrar y consumidos por GIRO</text:p>
        </text:list-item>
      </text:list>
      <text:p text:style-name="Text_20_body">No se contemplan, en el presente documento, los procesos de negocio, los servicios de negocio, ni la interoperabilidad semántica. </text:p>
      <text:h text:style-name="Heading_20_1" text:outline-level="1">Requisitos generales</text:h>
      <text:h text:style-name="Heading_20_2" text:outline-level="2">Funcionales</text:h>
      <text:p text:style-name="Text_20_body">GIRO y el Sistema a Integrar expondrán mediante este contrato un conjunto de servicios necesarios para dar respuesta a las necesidades funcionales de la organización:</text:p>
      <text:list xml:id="list905561446" text:style-name="L2">
        <text:list-item>
          <text:p text:style-name="P2">GIRO publicará los Servicios, de carácter sincrónico o de carácter asíncrono, necesarios para que el Sistema a Integrar pueda operar con las áreas funcionales en las que se divide el sistema así como otros de uso general.</text:p>
        </text:list-item>
        <text:list-item>
          <text:p text:style-name="P2">Para la funcionalidad que no quede cubierta con los Servicios Web anteriores y para casos en los que no sea éste el modelo más adecuado para la interoperabilidad, GIRO generará los ficheros con datos necesarios para la funcionalidad Sistema a Integrar.</text:p>
        </text:list-item>
      </text:list>
      <text:p text:style-name="P3">Estos ficheros se generarán en GIRO de forma programada, no bajo demanda, según la planificación recogida en el presente contrato.</text:p>
      <text:p text:style-name="P3">El Sistema a Integrar deberá retirar, esto es, borrar del servicio de transferencia de ficheros de GIRO, los ficheros una vez estén en su poder.</text:p>
      <text:p text:style-name="P3">En cualquier caso, GIRO suprimirá dichos ficheros en el plazo de 10 días tras su generación.</text:p>
      <text:p text:style-name="Text_20_body"/>
      <text:h text:style-name="Heading_20_2" text:outline-level="2"><text:soft-page-break/>Calidad del servicio y rendimiento</text:h>
      <text:h text:style-name="Heading_20_3" text:outline-level="3">Disponibilidad</text:h>
      <text:p text:style-name="Text_20_body">Los Servicios publicados por GIRO y por el Sistema a Integrar deberán ofrecer alta disponibilidad y alto rendimiento en los servicios que publican.</text:p>
      <text:p text:style-name="Text_20_body">Se contemplarán las medidas necesarias para facilitar el mantenimiento y explotación de los entornos productivos sin afectar al servicio.</text:p>
      <text:p text:style-name="Text_20_body">En todo caso, GIRO comunicará con <text:span text:style-name="T2">una semana</text:span><text:span text:style-name="T3"> de antelación, las intervenciones planificadas que tengan impacto en la disponibilidad de los servicios utilizados por el Sistema a Integrar.</text:span></text:p>
      <text:h text:style-name="Heading_20_3" text:outline-level="3">Volumen, frecuencia y tamaño</text:h>
      <text:p text:style-name="Text_20_body">Para cada Servicio Web publicado por GIRO que consuma el Sistema a Integrar, se establecerá un rango horario en el que se permitirá el uso con peticiones que se consideran pesadas. El resto del horario sólo se permitirá la ejecución de invocaciones no pesadas. Finalmente, se establece también un límite para las invocaciones pesadas, a partir del cual no se dará curso a la petición, no ejecutándose.</text:p>
      <text:p text:style-name="Text_20_body">GIRO ofrece un Servicio Web que permite consultar el límite a partir del que las peticiones se consideran pesadas, el límite máximo para ejecutar las peticiones y la ventana horaria de ejecución de peticiones pesadas.</text:p>
      <text:p text:style-name="Text_20_body">El criterio por el que se establecerá si una invocación es pesada o no (o excesiva) será el número de elementos que se remiten en la invocación.</text:p>
      <text:p text:style-name="Text_20_body">Estos límites y horarios se fijarán por parte de GIRO de manera que permita garantizar la disponibilidad del sistema manteniendo un alto rendimiento, pudiéndose alterar de forma dinámica sin previa comunicación.</text:p>
      <text:p text:style-name="Text_20_body">Las situaciones en las que se prevé necesidad de alto volumen de peticiones en cortos periodos de tiempo, serán comunicadas por la persona responsable del Sistema a Integrar <text:span text:style-name="T4">con la antelación suficiente</text:span>.</text:p>
      <text:p text:style-name="Text_20_body">El diseño de la integración por parte del Sistema a Integrar debe tender a definir los mensajes del menor tamaño posible que permita dar respuesta a las necesidades funcionales.</text:p>
      <text:p text:style-name="Text_20_body">En todo caso, el tamaño de los mensajes se mantendrá por debajo de los <text:span text:style-name="T4">5 MB</text:span><text:span text:style-name="T5">.</text:span></text:p>
      <text:p text:style-name="Text_20_body"><text:span text:style-name="T5">El sistema GIRO monitorizará el funcionamiento de la integración con el Sistema a Integrar. Ante casos de uso excesivo de recursos de GIRO por parte del Sistema a Integrar (por razón de <text:s/>frecuencia de las peticiones o tamaño) que implique consecuencias en la disponibilidad del sistema, se procederá a la deshabilitación del acceso del Sistema a Integrar a la plataforma de Interoperabilidad de GIRO.</text:span></text:p>
      <text:h text:style-name="Heading_20_2" text:outline-level="2"><text:span text:style-name="T5">Seguridad e Integridad</text:span></text:h>
      <text:p text:style-name="Text_20_body">Tras la firma del presente contrato, desde GIRO se proporcionarán a la persona responsable del Sistema a Integrar:</text:p>
      <text:p text:style-name="Text_20_body">Las <text:span text:style-name="T1">credenciales de acceso a la plataforma de Interoperabilidad</text:span><text:span text:style-name="T3"> de GIRO para el acceso a los Servicios Web</text:span></text:p>
      <text:p text:style-name="Text_20_body"><text:span text:style-name="T3">Las </text:span><text:span text:style-name="T1">credenciales de acceso al servicio de transferencia de ficheros</text:span><text:span text:style-name="T3"> de GIRO para la descarga de información.</text:span></text:p>
      <text:p text:style-name="Text_20_body"><text:span text:style-name="T3">La persona responsable del Sistema a Integrar asume deberá gestionar y custodiar dichas </text:span><text:soft-page-break/><text:span text:style-name="T3">credenciales de manera que se evite el uso inadecuado de las mismas, siendo asimismo responsable del uso que de ellas se haga.</text:span></text:p>
      <text:p text:style-name="Text_20_body"><text:span text:style-name="T3">GIRO publicará los Servicios Web a través de interfaz securizada con SSL (https).</text:span></text:p>
      <text:p text:style-name="Text_20_body"><text:span text:style-name="T3">La descarga de información generada por GIRO se realizará mediante protocolo seguro (FTPS) y únicamente desde la dirección IP del direccionamiento de Red Corporativa de la Junta de Andalucía que se incluye en el presente documento en el apartado correspondiente.</text:span></text:p>
      <text:p text:style-name="Text_20_body"><text:span text:style-name="T3"/></text:p>
      <text:h text:style-name="P5" text:outline-level="2">Monitorización y Auditoría</text:h>
      <text:p text:style-name="Text_20_body"><text:span text:style-name="T3">La Dirección General de Política Digital monitorizará el Sistema GIRO de manera que se garantice la trazabilidad de la información intercambiada.</text:span></text:p>
      <text:p text:style-name="Text_20_body"><text:span text:style-name="T3">En cada invocación de los Servicios Web ofrecidos por GIRO que realice el Sistema a Integrar, se informará el </text:span><text:span text:style-name="T1">identificador de la persona usuaria</text:span><text:span text:style-name="T3"> del Sistema a Integrar para que quede registrado en GIRO a efectos de </text:span><text:span text:style-name="T1">auditoría</text:span><text:span text:style-name="T3">.</text:span></text:p>
      <text:p text:style-name="Text_20_body"><text:span text:style-name="T3">Eventualmente, durante la realización de auditorías o por problemas detectados, la Dirección General de Política Digital podrá requerir que se identifique a la persona usuaria cuya interacción con el Sistema a Integrar a producido determinada invocación a los Servicios Web publicados por GIRO. Debiendo la persona Responsable del Sistema a Integrar remitir la información solicitada.</text:span></text:p>
      <text:h text:style-name="Heading_20_1" text:outline-level="1">Modificación del contrato</text:h>
      <text:p text:style-name="Text_20_body">La solicitud de cualquier cambio (uso de nuevo Servicio Web, cese en el uso de un Servicio Web, descarga de un nuevo Fichero, cese en la descarga de un Fichero o cambio en la planificación de generación de Ficheros) deberá ser solicitado por parte del Sistema a Integrar.</text:p>
      <text:p text:style-name="Text_20_body">Cualquiera de estos cambio se incluirá en un nuevo formulario donde quede recogido y será incorporado como anexo al presente contrato. Dicho formulario deberá cumplir los mismos requisitos que este contrato en cuanto a responsables y firma del mismo.</text:p>
      <text:p text:style-name="Text_20_body">La persona responsable del Sistema a Integrar podrá solicitar excepcionalmente (de manera puntual) la generación de alguno de los Ficheros para descarga incluidos en el presente contrato.</text:p>
      <text:h text:style-name="Heading_20_1" text:outline-level="1">Formulario de solicitud de Servicios Web</text:h>
      <text:p text:style-name="Text_20_body">&lt;&lt;Aquí iría el formulario a elaborar, que incluirá: Nombre sistema, Contacto, <text:s/>servicios&gt;&gt;</text:p>
      <text:h text:style-name="Heading_20_1" text:outline-level="1">Formulario de solicitud de Descargas</text:h>
      <text:p text:style-name="Text_20_body">&lt;&lt;Aquí iría el formulario que hay que elaborar. Este formulario incluye, la IP de origen, y para cada fichero, la planificación, que irá con detalle suficiente, básicamente la de un cron, pudiendo haber varias “líneas de cron” por cada fichero&gt;&gt;</text:p>
      <text:h text:style-name="Heading_20_1" text:outline-level="1">Observaciones a eliminar del documento final</text:h>
      <text:p text:style-name="Text_20_body">Incluir aquí las observaciones generales, por favor.</text:p>
      <text:p text:style-name="Text_20_body">Una que ya lanzo es:</text:p>
      <text:p text:style-name="Text_20_body">Posibilidad de que la persona responsable del Sistema a Integrar nombre personas técnicas delegadas que puedan realizar algunas peticiones, como pueden ser los cambios en la planificación o la generación puntual de un Fichero. Creo que merece la pena valorar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o Blanco Morales</meta:initial-creator>
    <meta:creation-date>2014-11-26T09:43:16</meta:creation-date>
    <meta:generator>LibreOffice/3.4$Linux LibreOffice_project/340m1$Build-402</meta:generator>
    <dc:date>2014-11-26T14:43:48</dc:date>
    <dc:creator>Antonio Blanco Morales</dc:creator>
    <meta:editing-duration>PT5H33S</meta:editing-duration>
    <meta:editing-cycles>25</meta:editing-cycles>
    <meta:document-statistic meta:table-count="0" meta:image-count="0" meta:object-count="0" meta:page-count="3" meta:paragraph-count="56" meta:word-count="1260" meta:character-count="7992" meta:non-whitespace-character-count="6788"/>
  </office:meta>
</office:document-meta>
</file>